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1203*"/>
    </style:style>
    <style:style style:name="Tableau17.B" style:family="table-column">
      <style:table-column-properties style:column-width="2.125cm" style:rel-column-width="1205*"/>
    </style:style>
    <style:style style:name="Tableau17.C" style:family="table-column">
      <style:table-column-properties style:column-width="0.963cm" style:rel-column-width="546*"/>
    </style:style>
    <style:style style:name="Tableau17.D" style:family="table-column">
      <style:table-column-properties style:column-width="1.589cm" style:rel-column-width="901*"/>
    </style:style>
    <style:style style:name="Tableau17.E" style:family="table-column">
      <style:table-column-properties style:column-width="1.402cm" style:rel-column-width="795*"/>
    </style:style>
    <style:style style:name="Tableau17.F" style:family="table-column">
      <style:table-column-properties style:column-width="4.544cm" style:rel-column-width="2576*"/>
    </style:style>
    <style:style style:name="Tableau17.G" style:family="table-column">
      <style:table-column-properties style:column-width="1.222cm" style:rel-column-width="693*"/>
    </style:style>
    <style:style style:name="Tableau17.H" style:family="table-column">
      <style:table-column-properties style:column-width="3.044cm" style:rel-column-width="1726*"/>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6"/>
    <style:style style:name="P8" style:family="paragraph" style:parent-style-name="Text_20_body" style:list-style-name="L7"/>
    <style:style style:name="P9" style:family="paragraph" style:parent-style-name="Table_20_Contents">
      <style:paragraph-properties fo:text-align="start" style:justify-single-word="false"/>
    </style:style>
    <style:style style:name="P10" style:family="paragraph" style:parent-style-name="Table_20_Contents" style:list-style-name="L2">
      <style:paragraph-properties fo:text-align="start" style:justify-single-word="false"/>
    </style:style>
    <style:style style:name="P11" style:family="paragraph" style:parent-style-name="Table_20_Contents" style:list-style-name="L3">
      <style:paragraph-properties fo:text-align="start" style:justify-single-word="false"/>
    </style:style>
    <style:style style:name="P12" style:family="paragraph" style:parent-style-name="Table_20_Contents" style:list-style-name="L4">
      <style:paragraph-properties fo:text-align="start" style:justify-single-word="false"/>
    </style:style>
    <style:style style:name="P13" style:family="paragraph" style:parent-style-name="Table_20_Contents" style:list-style-name="L5">
      <style:paragraph-properties fo:text-align="start" style:justify-single-word="false"/>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321973301"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5" xml:id="id1" draw:id="id1" svg:width="7.002cm" svg:height="0.914cm" svg:x="0cm" svg:y="0cm"><text:p text:style-name="P14"><text:span text:style-name="T8">Classe Doc</text:span></text:p><draw:enhanced-geometry svg:viewBox="0 0 21600 21600" draw:type="rectangle" draw:enhanced-path="M 0 0 L 21600 0 21600 21600 0 21600 0 0 Z N"/></draw:custom-shape><draw:custom-shape draw:style-name="gr2" draw:text-style-name="P15" xml:id="id2" draw:id="id2" svg:width="6.696cm" svg:height="5.783cm" svg:x="0.152cm" svg:y="2.131cm"><text:p text:style-name="P14"><text:span text:style-name="T8">Classe MaFamille</text:span></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draw:enhanced-geometry svg:viewBox="0 0 21600 21600" draw:type="rectangle" draw:enhanced-path="M 0 0 L 21600 0 21600 21600 0 21600 0 0 Z N"/></draw:custom-shape><draw:custom-shape draw:style-name="gr3" draw:text-style-name="P15" svg:width="3.652cm" svg:height="1.523cm" svg:x="1.674cm" svg:y="3.651cm"><text:p text:style-name="P14"><text:span text:style-name="T8">Méthode Principale</text:span></text:p><draw:enhanced-geometry svg:viewBox="0 0 21600 21600" draw:type="rectangle" draw:enhanced-path="M 0 0 L 21600 0 21600 21600 0 21600 0 0 Z N"/></draw:custom-shape><draw:custom-shape draw:style-name="gr3" draw:text-style-name="P15" svg:width="3.652cm" svg:height="1.523cm" svg:x="1.674cm" svg:y="5.417cm"><text:p text:style-name="P14"><text:span text:style-name="T8">Méthode Secondaire</text:span></text:p><draw:enhanced-geometry svg:viewBox="0 0 21600 21600" draw:type="rectangle" draw:enhanced-path="M 0 0 L 21600 0 21600 21600 0 21600 0 0 Z N"/></draw:custom-shape><draw:connector draw:style-name="gr4" draw:text-style-name="P15"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5" xml:id="id3" draw:id="id3" svg:width="7.002cm" svg:height="0.914cm" svg:x="0cm" svg:y="0cm"><text:p text:style-name="P14"><text:span text:style-name="T8">Classe Doc</text:span></text:p><draw:enhanced-geometry svg:viewBox="0 0 21600 21600" draw:type="rectangle" draw:enhanced-path="M 0 0 L 21600 0 21600 21600 0 21600 0 0 Z N"/></draw:custom-shape><draw:custom-shape draw:style-name="gr2" draw:text-style-name="P15" xml:id="id5" draw:id="id5" svg:width="7.002cm" svg:height="1.999cm" svg:x="0cm" svg:y="4.701cm"><text:p text:style-name="P14"><text:span text:style-name="T8">Classe MaFamille</text:span></text:p><text:p text:style-name="P14"><text:span text:style-name="T8"/></text:p><text:p text:style-name="P14"><text:span text:style-name="T8"/></text:p><text:p text:style-name="P14"><text:span text:style-name="T8"/></text:p><text:p text:style-name="P14"><text:span text:style-name="T8"/></text:p><draw:enhanced-geometry svg:viewBox="0 0 21600 21600" draw:type="rectangle" draw:enhanced-path="M 0 0 L 21600 0 21600 21600 0 21600 0 0 Z N"/></draw:custom-shape><draw:custom-shape draw:style-name="gr3" draw:text-style-name="P15" svg:width="3.652cm" svg:height="1.521cm" svg:x="3cm" svg:y="5.179cm"><text:p text:style-name="P14"><text:span text:style-name="T8">Méthode Principale</text:span></text:p><draw:enhanced-geometry svg:viewBox="0 0 21600 21600" draw:type="rectangle" draw:enhanced-path="M 0 0 L 21600 0 21600 21600 0 21600 0 0 Z N"/></draw:custom-shape><draw:custom-shape draw:style-name="gr2" draw:text-style-name="P15" xml:id="id4" draw:id="id4" svg:width="7.002cm" svg:height="2.001cm" svg:x="0cm" svg:y="1.7cm"><text:p text:style-name="P14"><text:span text:style-name="T9">Classe Intermédiaire</text:span></text:p><text:p text:style-name="P14"><text:span text:style-name="T8"/></text:p><text:p text:style-name="P14"><text:span text:style-name="T8"/></text:p><text:p text:style-name="P14"><text:span text:style-name="T8"/></text:p><text:p text:style-name="P14"><text:span text:style-name="T8"/></text:p><draw:enhanced-geometry svg:viewBox="0 0 21600 21600" draw:type="rectangle" draw:enhanced-path="M 0 0 L 21600 0 21600 21600 0 21600 0 0 Z N"/></draw:custom-shape><draw:custom-shape draw:style-name="gr3" draw:text-style-name="P15" svg:width="3.654cm" svg:height="1.523cm" svg:x="3.099cm" svg:y="2.178cm"><text:p text:style-name="P14"><text:span text:style-name="T8">Méthode Secondaire</text:span></text:p><draw:enhanced-geometry svg:viewBox="0 0 21600 21600" draw:type="rectangle" draw:enhanced-path="M 0 0 L 21600 0 21600 21600 0 21600 0 0 Z N"/></draw:custom-shape><draw:connector draw:style-name="gr4" draw:text-style-name="P15" svg:x1="3.5cm" svg:y1="0.915cm" svg:x2="3.5cm" svg:y2="1.702cm" draw:start-shape="id3" draw:start-glue-point="2" draw:end-shape="id4" draw:end-glue-point="0" svg:d="m3500-2436v787"><text:p/></draw:connector><draw:connector draw:style-name="gr4" draw:text-style-name="P15"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soft-pag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751426495"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text:soft-page-break/>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text:soft-page-break/>double(”%.02f”) : pour afficher un nombre avec 2 décimales</text:p>
        </text:list-item>
        <text:list-item>
          <text:p text:style-name="P4">integer(”%d m²”) : pour afficher (100 m²).</text:p>
        </text:list-item>
        <text:list-item>
          <text:p text:style-name="P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902716441"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text:soft-page-break/>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soft-page-break/></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841335704" text:style-name="L2">
              <text:list-item>
                <text:p text:style-name="P10"><text:span text:style-name="Source_20_Text">"left"</text:span> par défaut affiche le libellé à gauche de la valeur. </text:p>
              </text:list-item>
              <text:list-item>
                <text:p text:style-name="P10"><text:span text:style-name="Source_20_Text">"up"</text:span> l'affiche dessus en souligné. </text:p>
              </text:list-item>
              <text:list-item>
                <text:p text:style-name="P10"><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ext:soft-page-break/>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ext:soft-page-break/>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ext:soft-page-break/>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text:soft-page-break/>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604239577" text:style-name="L3">
              <text:list-item>
                <text:p text:style-name="P11">list (par défaut)</text:p>
              </text:list-item>
              <text:list-item>
                <text:p text:style-name="P11">vcheck</text:p>
              </text:list-item>
              <text:list-item>
                <text:p text:style-name="P11">hcheck</text:p>
              </text:list-item>
              <text:list-item>
                <text:p text:style-name="P11">auto</text:p>
              </text:list-item>
              <text:list-item>
                <text:p text:style-name="P11">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8</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651823264" text:style-name="L4">
              <text:list-item>
                <text:p text:style-name="P12">close (par défaut)</text:p>
              </text:list-item>
              <text:list-item>
                <text:p text:style-name="P12">open</text:p>
              </text:list-item>
              <text:list-item>
                <text:p text:style-name="P12">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8</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text:soft-page-break/></text:p>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c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text:p>
            <text:p text:style-name="P1"><text:soft-page-break/>"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556733322" text:style-name="L5">
              <text:list-item>
                <text:p text:style-name="P13">user (par défaut) : compte utilisateur</text:p>
              </text:list-item>
              <text:list-item>
                <text:p text:style-name="P13">groupe : groupe d'utilisateur</text:p>
              </text:list-item>
              <text:list-item>
                <text:p text:style-name="P13">role : rôle </text:p>
              </text:list-item>
              <text:list-item>
                <text:p text:style-name="P13">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text:soft-page-break/></text:p>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text:bookmark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text:soft-page-break/>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ext:soft-page-break/>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376920469" text:style-name="L6">
        <text:list-item>
          <text:p text:style-name="P7">Les caractères ["] (quote), ['] (apostrophe) et [&amp;] (ampersand) sont à proscrire pour la 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text:soft-page-break/>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1373417245" text:style-name="L7">
        <text:list-item>
          <text:p text:style-name="P8">%ID% : identifiant du document</text:p>
        </text:list-item>
        <text:list-item>
          <text:p text:style-name="P8">%INITID% : identifiant initial du document (invariable quelque soit la révision du document )</text:p>
        </text:list-item>
        <text:list-item>
          <text:p text:style-name="P8">%TITLE% : titre du document</text:p>
        </text:list-item>
        <text:list-item>
          <text:p text:style-name="P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4">%S% : est remplacé par l'URL relative vers dynacase <text:s/>Il doit être utilisé en début de lien.</text:p>
        </text:list-item>
        <text:list-item>
          <text:p text:style-name="P4">%I% : est remplacé par l'identifiant (équivalent à %ID%)</text:p>
        </text:list-item>
        <text:list-item>
          <text:p text:style-name="P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text:soft-page-break/>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Dynacase</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
      <text:p text:style-name="Text_20_body"><text:soft-page-break/>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text:soft-page-break/>::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ext:soft-page-break/>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text:soft-page-break/>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text:soft-page-break/>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text:soft-page-break/>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2-03-23T16:18:42</dc:date>
    <meta:editing-duration>P3DT1H24M20S</meta:editing-duration>
    <meta:editing-cycles>99</meta:editing-cycles>
    <dc:creator>Eric Brison</dc:creator>
    <meta:document-statistic meta:table-count="38" meta:image-count="0" meta:object-count="6" meta:page-count="28" meta:paragraph-count="1083" meta:word-count="9850" meta:character-count="62872" meta:non-whitespace-character-count="537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